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9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7.3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83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7.492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ří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_specification</text:p>
          </table:table-cell>
          <table:table-cell table:style-name="ce1" office:value-type="string" calcext:value-type="string">
            <text:p>dict_name</text:p>
          </table:table-cell>
        </table:table-row>
        <table:table-row table:style-name="ro1">
          <table:table-cell table:formula="of:=[.B2]&amp;&quot;|&quot;&amp;[.C2]&amp;&quot;|&quot;&amp;[.D2]&amp;&quot;|&quot;&amp;[.E2]" office:value-type="string" office:string-value="1|Predmet|Informace o předmětu|predmet" calcext:value-type="string">
            <text:p>1|Predmet|Informace o předmětu|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Informace o předmětu</text:p>
          </table:table-cell>
          <table:table-cell office:value-type="string" calcext:value-type="string">
            <text:p>predmet</text:p>
          </table:table-cell>
        </table:table-row>
        <table:table-row table:style-name="ro1">
          <table:table-cell table:formula="of:=[.B3]&amp;&quot;|&quot;&amp;[.C3]&amp;&quot;|&quot;&amp;[.D3]&amp;&quot;|&quot;&amp;[.E3]" office:value-type="string" office:string-value="2|Zamestnanec|Informace o zaměstnancích|zamestnanec" calcext:value-type="string">
            <text:p>2|Zamestnanec|Informace o zaměstnancích|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estnanec</text:p>
          </table:table-cell>
          <table:table-cell office:value-type="string" calcext:value-type="string">
            <text:p>Informace o zaměstnancích</text:p>
          </table:table-cell>
          <table:table-cell office:value-type="string" calcext:value-type="string">
            <text:p>zamestnanec</text:p>
          </table:table-cell>
        </table:table-row>
        <table:table-row table:style-name="ro1">
          <table:table-cell table:formula="of:=[.B4]&amp;&quot;|&quot;&amp;[.C4]&amp;&quot;|&quot;&amp;[.D4]&amp;&quot;|&quot;&amp;[.E4]" office:value-type="string" office:string-value="3|StudijniSkupina|Popis studijní skupiny|studijni_skupina" calcext:value-type="string">
            <text:p>3|StudijniSkupina|Popis studijní skupiny|studijni_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ijniSkupina</text:p>
          </table:table-cell>
          <table:table-cell office:value-type="string" calcext:value-type="string">
            <text:p>Popis studijní skupiny</text:p>
          </table:table-cell>
          <table:table-cell office:value-type="string" calcext:value-type="string">
            <text:p>studijni_skupina</text:p>
          </table:table-cell>
        </table:table-row>
        <table:table-row table:style-name="ro1">
          <table:table-cell table:formula="of:=[.B5]&amp;&quot;|&quot;&amp;[.C5]&amp;&quot;|&quot;&amp;[.D5]&amp;&quot;|&quot;&amp;[.E5]" office:value-type="string" office:string-value="4|PracovniStitek|Definice pracovního štítku|pracovni_stitek" calcext:value-type="string">
            <text:p>4|PracovniStitek|Definice pracovního štítku|pracovni_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Stitek</text:p>
          </table:table-cell>
          <table:table-cell office:value-type="string" calcext:value-type="string">
            <text:p>Definice pracovního štítku</text:p>
          </table:table-cell>
          <table:table-cell office:value-type="string" calcext:value-type="string">
            <text:p>pracovni_stitek</text:p>
          </table:table-cell>
        </table:table-row>
        <table:table-row table:style-name="ro1">
          <table:table-cell table:formula="of:=[.B6]&amp;&quot;|&quot;&amp;[.C6]&amp;&quot;|&quot;&amp;[.D6]&amp;&quot;|&quot;&amp;[.E6]" office:value-type="string" office:string-value="5|PredmetyVeSkupine|Vazba mezi studijními skupinami a předměty|predmety_ve_skupine" calcext:value-type="string">
            <text:p>5|PredmetyVeSkupine|Vazba mezi studijními skupinami a předměty|predmety_ve_skup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metyVeSkupine</text:p>
          </table:table-cell>
          <table:table-cell office:value-type="string" calcext:value-type="string">
            <text:p>Vazba mezi studijními skupinami a předměty</text:p>
          </table:table-cell>
          <table:table-cell office:value-type="string" calcext:value-type="string">
            <text:p>predmety_ve_skupine</text:p>
          </table:table-cell>
        </table:table-row>
        <table:table-row table:style-name="ro1">
          <table:table-cell table:formula="of:=[.B7]&amp;&quot;|&quot;&amp;[.C7]&amp;&quot;|&quot;&amp;[.D7]&amp;&quot;|&quot;&amp;[.E7]" office:value-type="string" office:string-value="6|ZamestnanciUPredmetu|Vazba mezi zaměstnanci a předmety|zamestnanci_u_predmetu" calcext:value-type="string">
            <text:p>6|ZamestnanciUPredmetu|Vazba mezi zaměstnanci a předmety|zamestnanci_u_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mestnanciUPredmetu</text:p>
          </table:table-cell>
          <table:table-cell office:value-type="string" calcext:value-type="string">
            <text:p>Vazba mezi zaměstnanci a předmety</text:p>
          </table:table-cell>
          <table:table-cell office:value-type="string" calcext:value-type="string">
            <text:p>zamestnanci_u_predmetu</text:p>
          </table:table-cell>
        </table:table-row>
        <table:table-row table:style-name="ro1">
          <table:table-cell table:formula="of:=[.B8]&amp;&quot;|&quot;&amp;[.C8]&amp;&quot;|&quot;&amp;[.D8]&amp;&quot;|&quot;&amp;[.E8]" office:value-type="string" office:string-value="7|PracovniBody|Tabulka pracovních bodů|pracovni_body" calcext:value-type="string">
            <text:p>7|PracovniBody|Tabulka pracovních bodů|pracovni_bo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covniBody</text:p>
          </table:table-cell>
          <table:table-cell office:value-type="string" calcext:value-type="string">
            <text:p>Tabulka pracovních bodů</text:p>
          </table:table-cell>
          <table:table-cell office:value-type="string" calcext:value-type="string">
            <text:p>pracovni_body</text:p>
          </table:table-cell>
        </table:table-row>
      </table:table>
      <table:table table:name="atributy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atribut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key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is_default</text:p>
          </table:table-cell>
          <table:table-cell table:style-name="ce1" office:value-type="string" calcext:value-type="string">
            <text:p>default_value</text:p>
          </table:table-cell>
          <table:table-cell office:value-type="string" calcext:value-type="string">
            <text:p>foreign_table</text:p>
          </table:table-cell>
          <table:table-cell office:value-type="string" calcext:value-type="string">
            <text:p>foreign_atribute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" office:value-type="string" office:string-value="Predmet|1|id_predmet|1|serial|Vlastní klíč; slouží k párování s ostatními třídami.|0|||" calcext:value-type="string">
            <text:p>Predmet|1|id_predmet|1|serial|Vlastní klíč; slouží k párování s ostatními třídami.|0|||</text:p>
          </table:table-cell>
          <table:table-cell office:value-type="string" calcext:value-type="string">
            <text:p>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" office:value-type="string" office:string-value="Predmet|2|zkratka|0|varchar(20)||0|||" calcext:value-type="string">
            <text:p>Predmet|2|zkrat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" office:value-type="string" office:string-value="Predmet|3|nazev|0|varchar(50)||0|||" calcext:value-type="string">
            <text:p>Predmet|3|nazev|0|varchar(50)||0|||</text:p>
          </table:table-cell>
          <table:table-cell office:value-type="string" calcext:value-type="string">
            <text:p>Pred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" office:value-type="string" office:string-value="Predmet|4|hodin_prednaska|0|Integer||0|||" calcext:value-type="string">
            <text:p>Predmet|4|hodin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din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" office:value-type="string" office:string-value="Predmet|5|hodin_seminar|0|Integer||0|||" calcext:value-type="string">
            <text:p>Predmet|5|hodin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din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" office:value-type="string" office:string-value="Predmet|6|hodin_cviceni|0|Integer||0|||" calcext:value-type="string">
            <text:p>Predmet|6|hodin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din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" office:value-type="string" office:string-value="Predmet|7|pocet_tydnu|0|Integer||0|||" calcext:value-type="string">
            <text:p>Predmet|7|pocet_tydnu|0|Integer||0|||</text:p>
          </table:table-cell>
          <table:table-cell office:value-type="string" calcext:value-type="string">
            <text:p>Pred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" office:value-type="string" office:string-value="Predmet|8|jazyk|0|varchar(20)||0|||" calcext:value-type="string">
            <text:p>Predmet|8|jazyk|0|varchar(20)||0|||</text:p>
          </table:table-cell>
          <table:table-cell office:value-type="string" calcext:value-type="string">
            <text:p>Pred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" office:value-type="string" office:string-value="Predmet|9|studium|0|varchar(20)||0|||" calcext:value-type="string">
            <text:p>Predmet|9|studium|0|varchar(20)||0|||</text:p>
          </table:table-cell>
          <table:table-cell office:value-type="string" calcext:value-type="string">
            <text:p>Predm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" office:value-type="string" office:string-value="Predmet|10|rocnik|0|Integer||0|||" calcext:value-type="string">
            <text:p>Predmet|10|rocnik|0|Integer||0|||</text:p>
          </table:table-cell>
          <table:table-cell office:value-type="string" calcext:value-type="string">
            <text:p>Pred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" office:value-type="string" office:string-value="Predmet|11|semestr|0|varchar(20)||0|||" calcext:value-type="string">
            <text:p>Predmet|11|semestr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" office:value-type="string" office:string-value="Predmet|12|pocet_kreditu|0|Integer||0|||" calcext:value-type="string">
            <text:p>Predmet|12|pocet_kreditu|0|Integer||0|||</text:p>
          </table:table-cell>
          <table:table-cell office:value-type="string" calcext:value-type="string">
            <text:p>Predm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cet_kredi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" office:value-type="string" office:string-value="Predmet|13|studentu_prednaska|0|Integer||0|||" calcext:value-type="string">
            <text:p>Predmet|13|studentu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dentu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" office:value-type="string" office:string-value="Predmet|14|studentu_seminar|0|Integer||0|||" calcext:value-type="string">
            <text:p>Predmet|14|studentu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dentu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" office:value-type="string" office:string-value="Predmet|15|studentu_cviceni|0|Integer||0|||" calcext:value-type="string">
            <text:p>Predmet|15|studentu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dentu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" office:value-type="string" office:string-value="Predmet|16|vazba_zapocet|0|varchar(20)||0|||" calcext:value-type="string">
            <text:p>Predmet|16|vazba_zapocet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zba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" office:value-type="string" office:string-value="Predmet|17|vazba_klasifikovany_zapocet|0|varchar(20)||0|||" calcext:value-type="string">
            <text:p>Predmet|17|vazba_klasifikovany_zapocet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azba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" office:value-type="string" office:string-value="Predmet|18|vazba_zkouska|0|varchar(20)||0|||" calcext:value-type="string">
            <text:p>Predmet|18|vazba_zkous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zba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" office:value-type="string" office:string-value="Zamestnanec|1|id_zamestnanec|1|serial|Vlastní klíč; slouží k párování s ostatními třídami.|0|||" calcext:value-type="string">
            <text:p>Zamestnanec|1|id_zamestnanec|1|serial|Vlastní klíč; slouží k párování s ostatními třídami.|0|||</text:p>
          </table:table-cell>
          <table:table-cell office:value-type="string" calcext:value-type="string">
            <text:p>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" office:value-type="string" office:string-value="Zamestnanec|2|jmeno|0|varchar(50)||0|||" calcext:value-type="string">
            <text:p>Zamestnanec|2|jmeno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m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2]&amp;&quot;|&quot;&amp;[.C22]&amp;&quot;|&quot;&amp;[.D22]&amp;&quot;|&quot;&amp;[.E22]&amp;&quot;|&quot;&amp;[.F22]&amp;&quot;|&quot;&amp;[.G22]&amp;&quot;|&quot;&amp;[.H22]&amp;&quot;|&quot;&amp;[.I22]&amp;&quot;|&quot;&amp;[.J22]&amp;&quot;|&quot;&amp;[.K22]" office:value-type="string" office:string-value="Zamestnanec|3|prijmeni|0|varchar(50)||0|||" calcext:value-type="string">
            <text:p>Zamestnanec|3|prijme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jm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3]&amp;&quot;|&quot;&amp;[.C23]&amp;&quot;|&quot;&amp;[.D23]&amp;&quot;|&quot;&amp;[.E23]&amp;&quot;|&quot;&amp;[.F23]&amp;&quot;|&quot;&amp;[.G23]&amp;&quot;|&quot;&amp;[.H23]&amp;&quot;|&quot;&amp;[.I23]&amp;&quot;|&quot;&amp;[.J23]&amp;&quot;|&quot;&amp;[.K23]" office:value-type="string" office:string-value="Zamestnanec|4|mobilni_telefon|0|varchar(50)||0|||" calcext:value-type="string">
            <text:p>Zamestnanec|4|mobilni_telefon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bilni_telef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4]&amp;&quot;|&quot;&amp;[.C24]&amp;&quot;|&quot;&amp;[.D24]&amp;&quot;|&quot;&amp;[.E24]&amp;&quot;|&quot;&amp;[.F24]&amp;&quot;|&quot;&amp;[.G24]&amp;&quot;|&quot;&amp;[.H24]&amp;&quot;|&quot;&amp;[.I24]&amp;&quot;|&quot;&amp;[.J24]&amp;&quot;|&quot;&amp;[.K24]" office:value-type="string" office:string-value="Zamestnanec|5|telefon_pracovni|0|varchar(50)||0|||" calcext:value-type="string">
            <text:p>Zamestnanec|5|telefon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fon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5]&amp;&quot;|&quot;&amp;[.C25]&amp;&quot;|&quot;&amp;[.D25]&amp;&quot;|&quot;&amp;[.E25]&amp;&quot;|&quot;&amp;[.F25]&amp;&quot;|&quot;&amp;[.G25]&amp;&quot;|&quot;&amp;[.H25]&amp;&quot;|&quot;&amp;[.I25]&amp;&quot;|&quot;&amp;[.J25]&amp;&quot;|&quot;&amp;[.K25]" office:value-type="string" office:string-value="Zamestnanec|6|email_pracovni|0|varchar(50)||0|||" calcext:value-type="string">
            <text:p>Zamestnanec|6|email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ail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6]&amp;&quot;|&quot;&amp;[.C26]&amp;&quot;|&quot;&amp;[.D26]&amp;&quot;|&quot;&amp;[.E26]&amp;&quot;|&quot;&amp;[.F26]&amp;&quot;|&quot;&amp;[.G26]&amp;&quot;|&quot;&amp;[.H26]&amp;&quot;|&quot;&amp;[.I26]&amp;&quot;|&quot;&amp;[.J26]&amp;&quot;|&quot;&amp;[.K26]" office:value-type="string" office:string-value="Zamestnanec|7|email_nahradni|0|varchar(50)||0|||" calcext:value-type="string">
            <text:p>Zamestnanec|7|email_nahrad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ail_nahrad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7]&amp;&quot;|&quot;&amp;[.C27]&amp;&quot;|&quot;&amp;[.D27]&amp;&quot;|&quot;&amp;[.E27]&amp;&quot;|&quot;&amp;[.F27]&amp;&quot;|&quot;&amp;[.G27]&amp;&quot;|&quot;&amp;[.H27]&amp;&quot;|&quot;&amp;[.I27]&amp;&quot;|&quot;&amp;[.J27]&amp;&quot;|&quot;&amp;[.K27]" office:value-type="string" office:string-value="Zamestnanec|8|je_doktorand|0|boolean||0|||" calcext:value-type="string">
            <text:p>Zamestnanec|8|je_doktorand|0|boolean||0|||</text:p>
          </table:table-cell>
          <table:table-cell office:value-type="string" calcext:value-type="string">
            <text:p>Zamestnan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_doktor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8]&amp;&quot;|&quot;&amp;[.C28]&amp;&quot;|&quot;&amp;[.D28]&amp;&quot;|&quot;&amp;[.E28]&amp;&quot;|&quot;&amp;[.F28]&amp;&quot;|&quot;&amp;[.G28]&amp;&quot;|&quot;&amp;[.H28]&amp;&quot;|&quot;&amp;[.I28]&amp;&quot;|&quot;&amp;[.J28]&amp;&quot;|&quot;&amp;[.K28]" office:value-type="string" office:string-value="Zamestnanec|9|uvazek|0|double precision||0|||" calcext:value-type="string">
            <text:p>Zamestnanec|9|uvazek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vaz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9]&amp;&quot;|&quot;&amp;[.C29]&amp;&quot;|&quot;&amp;[.D29]&amp;&quot;|&quot;&amp;[.E29]&amp;&quot;|&quot;&amp;[.F29]&amp;&quot;|&quot;&amp;[.G29]&amp;&quot;|&quot;&amp;[.H29]&amp;&quot;|&quot;&amp;[.I29]&amp;&quot;|&quot;&amp;[.J29]&amp;&quot;|&quot;&amp;[.K29]" office:value-type="string" office:string-value="StudijniSkupina|1|id_studijni_skupina|1|serial|Vlastní klíč; slouží k párování s ostatními třídami.|0|||" calcext:value-type="string">
            <text:p>StudijniSkupina|1|id_studijni_skupina|1|serial|Vlastní klíč; slouží k párování s ostatními třídami.|0|||</text:p>
          </table:table-cell>
          <table:table-cell office:value-type="string" calcext:value-type="string">
            <text:p>Studijni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udijni_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0]&amp;&quot;|&quot;&amp;[.C30]&amp;&quot;|&quot;&amp;[.D30]&amp;&quot;|&quot;&amp;[.E30]&amp;&quot;|&quot;&amp;[.F30]&amp;&quot;|&quot;&amp;[.G30]&amp;&quot;|&quot;&amp;[.H30]&amp;&quot;|&quot;&amp;[.I30]&amp;&quot;|&quot;&amp;[.J30]&amp;&quot;|&quot;&amp;[.K30]" office:value-type="string" office:string-value="StudijniSkupina|2|zkratka|0|varchar(20)||0|||" calcext:value-type="string">
            <text:p>StudijniSkupina|2|zkratka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1]&amp;&quot;|&quot;&amp;[.C31]&amp;&quot;|&quot;&amp;[.D31]&amp;&quot;|&quot;&amp;[.E31]&amp;&quot;|&quot;&amp;[.F31]&amp;&quot;|&quot;&amp;[.G31]&amp;&quot;|&quot;&amp;[.H31]&amp;&quot;|&quot;&amp;[.I31]&amp;&quot;|&quot;&amp;[.J31]&amp;&quot;|&quot;&amp;[.K31]" office:value-type="string" office:string-value="StudijniSkupina|3|nazev|0|varchar(50)||0|||" calcext:value-type="string">
            <text:p>StudijniSkupina|3|nazev|0|varchar(50)||0|||</text:p>
          </table:table-cell>
          <table:table-cell office:value-type="string" calcext:value-type="string">
            <text:p>Studijni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2]&amp;&quot;|&quot;&amp;[.C32]&amp;&quot;|&quot;&amp;[.D32]&amp;&quot;|&quot;&amp;[.E32]&amp;&quot;|&quot;&amp;[.F32]&amp;&quot;|&quot;&amp;[.G32]&amp;&quot;|&quot;&amp;[.H32]&amp;&quot;|&quot;&amp;[.I32]&amp;&quot;|&quot;&amp;[.J32]&amp;&quot;|&quot;&amp;[.K32]" office:value-type="string" office:string-value="StudijniSkupina|4|studium|0|varchar(20)||0|||" calcext:value-type="string">
            <text:p>StudijniSkupina|4|studium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3]&amp;&quot;|&quot;&amp;[.C33]&amp;&quot;|&quot;&amp;[.D33]&amp;&quot;|&quot;&amp;[.E33]&amp;&quot;|&quot;&amp;[.F33]&amp;&quot;|&quot;&amp;[.G33]&amp;&quot;|&quot;&amp;[.H33]&amp;&quot;|&quot;&amp;[.I33]&amp;&quot;|&quot;&amp;[.J33]&amp;&quot;|&quot;&amp;[.K33]" office:value-type="string" office:string-value="StudijniSkupina|5|rocnik|0|Integer||0|||" calcext:value-type="string">
            <text:p>StudijniSkupina|5|rocnik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4]&amp;&quot;|&quot;&amp;[.C34]&amp;&quot;|&quot;&amp;[.D34]&amp;&quot;|&quot;&amp;[.E34]&amp;&quot;|&quot;&amp;[.F34]&amp;&quot;|&quot;&amp;[.G34]&amp;&quot;|&quot;&amp;[.H34]&amp;&quot;|&quot;&amp;[.I34]&amp;&quot;|&quot;&amp;[.J34]&amp;&quot;|&quot;&amp;[.K34]" office:value-type="string" office:string-value="StudijniSkupina|6|semestr|0|varchar(20)||0|||" calcext:value-type="string">
            <text:p>StudijniSkupina|6|semestr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5]&amp;&quot;|&quot;&amp;[.C35]&amp;&quot;|&quot;&amp;[.D35]&amp;&quot;|&quot;&amp;[.E35]&amp;&quot;|&quot;&amp;[.F35]&amp;&quot;|&quot;&amp;[.G35]&amp;&quot;|&quot;&amp;[.H35]&amp;&quot;|&quot;&amp;[.I35]&amp;&quot;|&quot;&amp;[.J35]&amp;&quot;|&quot;&amp;[.K35]" office:value-type="string" office:string-value="StudijniSkupina|7|pocet_studentu|0|Integer||0|||" calcext:value-type="string">
            <text:p>StudijniSkupina|7|pocet_studentu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6]&amp;&quot;|&quot;&amp;[.C36]&amp;&quot;|&quot;&amp;[.D36]&amp;&quot;|&quot;&amp;[.E36]&amp;&quot;|&quot;&amp;[.F36]&amp;&quot;|&quot;&amp;[.G36]&amp;&quot;|&quot;&amp;[.H36]&amp;&quot;|&quot;&amp;[.I36]&amp;&quot;|&quot;&amp;[.J36]&amp;&quot;|&quot;&amp;[.K36]" office:value-type="string" office:string-value="PracovniStitek|1|id_pracovni_stitek|1|serial|Vlastní klíč; slouží k párování s ostatními třídami.|0|||" calcext:value-type="string">
            <text:p>PracovniStitek|1|id_pracovni_stitek|1|serial|Vlastní klíč; slouží k párování s ostatními třídami.|0|||</text:p>
          </table:table-cell>
          <table:table-cell office:value-type="string" calcext:value-type="string">
            <text:p>Pracovni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7]&amp;&quot;|&quot;&amp;[.C37]&amp;&quot;|&quot;&amp;[.D37]&amp;&quot;|&quot;&amp;[.E37]&amp;&quot;|&quot;&amp;[.F37]&amp;&quot;|&quot;&amp;[.G37]&amp;&quot;|&quot;&amp;[.H37]&amp;&quot;|&quot;&amp;[.I37]&amp;&quot;|&quot;&amp;[.J37]&amp;&quot;|&quot;&amp;[.K37]" office:value-type="string" office:string-value="PracovniStitek|2|nazev|0|varchar(50)||0|||" calcext:value-type="string">
            <text:p>PracovniStitek|2|nazev|0|varchar(50)||0|||</text:p>
          </table:table-cell>
          <table:table-cell office:value-type="string" calcext:value-type="string">
            <text:p>PracovniSti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8]&amp;&quot;|&quot;&amp;[.C38]&amp;&quot;|&quot;&amp;[.D38]&amp;&quot;|&quot;&amp;[.E38]&amp;&quot;|&quot;&amp;[.F38]&amp;&quot;|&quot;&amp;[.G38]&amp;&quot;|&quot;&amp;[.H38]&amp;&quot;|&quot;&amp;[.I38]&amp;&quot;|&quot;&amp;[.J38]&amp;&quot;|&quot;&amp;[.K38]" office:value-type="string" office:string-value="PracovniStitek|3|cid_zamestnanec|0|Integer||0||zamestnanec|id_zamestnanec" calcext:value-type="string">
            <text:p>PracovniStitek|3|cid_zamestnanec|0|Integer||0||zamestnanec|id_zamestnanec</text:p>
          </table:table-cell>
          <table:table-cell office:value-type="string" calcext:value-type="string">
            <text:p>PracovniSti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39]&amp;&quot;|&quot;&amp;[.C39]&amp;&quot;|&quot;&amp;[.D39]&amp;&quot;|&quot;&amp;[.E39]&amp;&quot;|&quot;&amp;[.F39]&amp;&quot;|&quot;&amp;[.G39]&amp;&quot;|&quot;&amp;[.H39]&amp;&quot;|&quot;&amp;[.I39]&amp;&quot;|&quot;&amp;[.J39]&amp;&quot;|&quot;&amp;[.K39]" office:value-type="string" office:string-value="PracovniStitek|4|cid_predmet|0|Integer||0||predmet|id_predmet" calcext:value-type="string">
            <text:p>PracovniStitek|4|cid_predmet|0|Integer||0||predmet|id_predmet</text:p>
          </table:table-cell>
          <table:table-cell office:value-type="string" calcext:value-type="string">
            <text:p>Pracovni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40]&amp;&quot;|&quot;&amp;[.C40]&amp;&quot;|&quot;&amp;[.D40]&amp;&quot;|&quot;&amp;[.E40]&amp;&quot;|&quot;&amp;[.F40]&amp;&quot;|&quot;&amp;[.G40]&amp;&quot;|&quot;&amp;[.H40]&amp;&quot;|&quot;&amp;[.I40]&amp;&quot;|&quot;&amp;[.J40]&amp;&quot;|&quot;&amp;[.K40]" office:value-type="string" office:string-value="PracovniStitek|5|typ|0|varchar(20)||0|||" calcext:value-type="string">
            <text:p>PracovniStitek|5|typ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1]&amp;&quot;|&quot;&amp;[.C41]&amp;&quot;|&quot;&amp;[.D41]&amp;&quot;|&quot;&amp;[.E41]&amp;&quot;|&quot;&amp;[.F41]&amp;&quot;|&quot;&amp;[.G41]&amp;&quot;|&quot;&amp;[.H41]&amp;&quot;|&quot;&amp;[.I41]&amp;&quot;|&quot;&amp;[.J41]&amp;&quot;|&quot;&amp;[.K41]" office:value-type="string" office:string-value="PracovniStitek|6|pocet_studentu|0|Integer||0|||" calcext:value-type="string">
            <text:p>PracovniStitek|6|pocet_student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2]&amp;&quot;|&quot;&amp;[.C42]&amp;&quot;|&quot;&amp;[.D42]&amp;&quot;|&quot;&amp;[.E42]&amp;&quot;|&quot;&amp;[.F42]&amp;&quot;|&quot;&amp;[.G42]&amp;&quot;|&quot;&amp;[.H42]&amp;&quot;|&quot;&amp;[.I42]&amp;&quot;|&quot;&amp;[.J42]&amp;&quot;|&quot;&amp;[.K42]" office:value-type="string" office:string-value="PracovniStitek|7|pocet_hodin|0|Integer||0|||" calcext:value-type="string">
            <text:p>PracovniStitek|7|pocet_hodin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ho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3]&amp;&quot;|&quot;&amp;[.C43]&amp;&quot;|&quot;&amp;[.D43]&amp;&quot;|&quot;&amp;[.E43]&amp;&quot;|&quot;&amp;[.F43]&amp;&quot;|&quot;&amp;[.G43]&amp;&quot;|&quot;&amp;[.H43]&amp;&quot;|&quot;&amp;[.I43]&amp;&quot;|&quot;&amp;[.J43]&amp;&quot;|&quot;&amp;[.K43]" office:value-type="string" office:string-value="PracovniStitek|8|pocet_tydnu|0|Integer||0|||" calcext:value-type="string">
            <text:p>PracovniStitek|8|pocet_tydn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4]&amp;&quot;|&quot;&amp;[.C44]&amp;&quot;|&quot;&amp;[.D44]&amp;&quot;|&quot;&amp;[.E44]&amp;&quot;|&quot;&amp;[.F44]&amp;&quot;|&quot;&amp;[.G44]&amp;&quot;|&quot;&amp;[.H44]&amp;&quot;|&quot;&amp;[.I44]&amp;&quot;|&quot;&amp;[.J44]&amp;&quot;|&quot;&amp;[.K44]" office:value-type="string" office:string-value="PracovniStitek|9|jazyk|0|varchar(20)||0|||" calcext:value-type="string">
            <text:p>PracovniStitek|9|jazyk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5]&amp;&quot;|&quot;&amp;[.C45]&amp;&quot;|&quot;&amp;[.D45]&amp;&quot;|&quot;&amp;[.E45]&amp;&quot;|&quot;&amp;[.F45]&amp;&quot;|&quot;&amp;[.G45]&amp;&quot;|&quot;&amp;[.H45]&amp;&quot;|&quot;&amp;[.I45]&amp;&quot;|&quot;&amp;[.J45]&amp;&quot;|&quot;&amp;[.K45]" office:value-type="string" office:string-value="PracovniStitek|10|pracovni_body|0|double precision||1|0||" calcext:value-type="string">
            <text:p>PracovniStitek|10|pracovni_body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6]&amp;&quot;|&quot;&amp;[.C46]&amp;&quot;|&quot;&amp;[.D46]&amp;&quot;|&quot;&amp;[.E46]&amp;&quot;|&quot;&amp;[.F46]&amp;&quot;|&quot;&amp;[.G46]&amp;&quot;|&quot;&amp;[.H46]&amp;&quot;|&quot;&amp;[.I46]&amp;&quot;|&quot;&amp;[.J46]&amp;&quot;|&quot;&amp;[.K46]" office:value-type="string" office:string-value="PracovniStitek|11|rozvrhovany_pocet_studentu|0|double precision||0|||" calcext:value-type="string">
            <text:p>PracovniStitek|11|rozvrhovany_pocet_studentu|0|double precision||0|||</text:p>
          </table:table-cell>
          <table:table-cell office:value-type="string" calcext:value-type="string">
            <text:p>PracovniStite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zvrhovany_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7]&amp;&quot;|&quot;&amp;[.C47]&amp;&quot;|&quot;&amp;[.D47]&amp;&quot;|&quot;&amp;[.E47]&amp;&quot;|&quot;&amp;[.F47]&amp;&quot;|&quot;&amp;[.G47]&amp;&quot;|&quot;&amp;[.H47]&amp;&quot;|&quot;&amp;[.I47]&amp;&quot;|&quot;&amp;[.J47]&amp;&quot;|&quot;&amp;[.K47]" office:value-type="string" office:string-value="PracovniStitek|12|je_zapocet|0|boolean||0|||" calcext:value-type="string">
            <text:p>PracovniStitek|12|je_zapocet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8]&amp;&quot;|&quot;&amp;[.C48]&amp;&quot;|&quot;&amp;[.D48]&amp;&quot;|&quot;&amp;[.E48]&amp;&quot;|&quot;&amp;[.F48]&amp;&quot;|&quot;&amp;[.G48]&amp;&quot;|&quot;&amp;[.H48]&amp;&quot;|&quot;&amp;[.I48]&amp;&quot;|&quot;&amp;[.J48]&amp;&quot;|&quot;&amp;[.K48]" office:value-type="string" office:string-value="PracovniStitek|13|pracovni_body_zapocet|0|double precision||1|0||" calcext:value-type="string">
            <text:p>PracovniStitek|13|pracovni_body_zapocet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covni_bod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9]&amp;&quot;|&quot;&amp;[.C49]&amp;&quot;|&quot;&amp;[.D49]&amp;&quot;|&quot;&amp;[.E49]&amp;&quot;|&quot;&amp;[.F49]&amp;&quot;|&quot;&amp;[.G49]&amp;&quot;|&quot;&amp;[.H49]&amp;&quot;|&quot;&amp;[.I49]&amp;&quot;|&quot;&amp;[.J49]&amp;&quot;|&quot;&amp;[.K49]" office:value-type="string" office:string-value="PracovniStitek|14|je_klasifikovany_zapocet|0|boolean||0|||" calcext:value-type="string">
            <text:p>PracovniStitek|14|je_klasifikovany_zapocet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e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0]&amp;&quot;|&quot;&amp;[.C50]&amp;&quot;|&quot;&amp;[.D50]&amp;&quot;|&quot;&amp;[.E50]&amp;&quot;|&quot;&amp;[.F50]&amp;&quot;|&quot;&amp;[.G50]&amp;&quot;|&quot;&amp;[.H50]&amp;&quot;|&quot;&amp;[.I50]&amp;&quot;|&quot;&amp;[.J50]&amp;&quot;|&quot;&amp;[.K50]" office:value-type="string" office:string-value="PracovniStitek|15|pracovni_body_klasifikovany_zapocet|0|double precision||1|0||" calcext:value-type="string">
            <text:p>PracovniStitek|15|pracovni_body_klasifikovany_zapocet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covni_body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1]&amp;&quot;|&quot;&amp;[.C51]&amp;&quot;|&quot;&amp;[.D51]&amp;&quot;|&quot;&amp;[.E51]&amp;&quot;|&quot;&amp;[.F51]&amp;&quot;|&quot;&amp;[.G51]&amp;&quot;|&quot;&amp;[.H51]&amp;&quot;|&quot;&amp;[.I51]&amp;&quot;|&quot;&amp;[.J51]&amp;&quot;|&quot;&amp;[.K51]" office:value-type="string" office:string-value="PracovniStitek|16|je_zkouska|0|boolean||0|||" calcext:value-type="string">
            <text:p>PracovniStitek|16|je_zkouska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2]&amp;&quot;|&quot;&amp;[.C52]&amp;&quot;|&quot;&amp;[.D52]&amp;&quot;|&quot;&amp;[.E52]&amp;&quot;|&quot;&amp;[.F52]&amp;&quot;|&quot;&amp;[.G52]&amp;&quot;|&quot;&amp;[.H52]&amp;&quot;|&quot;&amp;[.I52]&amp;&quot;|&quot;&amp;[.J52]&amp;&quot;|&quot;&amp;[.K52]" office:value-type="string" office:string-value="PracovniStitek|17|pracovni_body_zkouska|0|double precision||1|0||" calcext:value-type="string">
            <text:p>PracovniStitek|17|pracovni_body_zkouska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covni_body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3]&amp;&quot;|&quot;&amp;[.C53]&amp;&quot;|&quot;&amp;[.D53]&amp;&quot;|&quot;&amp;[.E53]&amp;&quot;|&quot;&amp;[.F53]&amp;&quot;|&quot;&amp;[.G53]&amp;&quot;|&quot;&amp;[.H53]&amp;&quot;|&quot;&amp;[.I53]&amp;&quot;|&quot;&amp;[.J53]&amp;&quot;|&quot;&amp;[.K53]" office:value-type="string" office:string-value="PredmetyVeSkupine|1|id_predmety_ve_skupine|0|serial|Vlastní klíč; slouží k párování s ostatními třídami.|0|||" calcext:value-type="string">
            <text:p>PredmetyVeSkupine|1|id_predmety_ve_skupine|0|serial|Vlastní klíč; slouží k párování s ostatními třídami.|0|||</text:p>
          </table:table-cell>
          <table:table-cell office:value-type="string" calcext:value-type="string">
            <text:p>PredmetyVeSku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y_ve_sku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4]&amp;&quot;|&quot;&amp;[.C54]&amp;&quot;|&quot;&amp;[.D54]&amp;&quot;|&quot;&amp;[.E54]&amp;&quot;|&quot;&amp;[.F54]&amp;&quot;|&quot;&amp;[.G54]&amp;&quot;|&quot;&amp;[.H54]&amp;&quot;|&quot;&amp;[.I54]&amp;&quot;|&quot;&amp;[.J54]&amp;&quot;|&quot;&amp;[.K54]" office:value-type="string" office:string-value="PredmetyVeSkupine|2|cid_predmet|0|Integer||0||predmet|id_predmet" calcext:value-type="string">
            <text:p>PredmetyVeSkupine|2|cid_predmet|0|Integer||0||predmet|id_predmet</text:p>
          </table:table-cell>
          <table:table-cell office:value-type="string" calcext:value-type="string">
            <text:p>PredmetyVeSku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55]&amp;&quot;|&quot;&amp;[.C55]&amp;&quot;|&quot;&amp;[.D55]&amp;&quot;|&quot;&amp;[.E55]&amp;&quot;|&quot;&amp;[.F55]&amp;&quot;|&quot;&amp;[.G55]&amp;&quot;|&quot;&amp;[.H55]&amp;&quot;|&quot;&amp;[.I55]&amp;&quot;|&quot;&amp;[.J55]&amp;&quot;|&quot;&amp;[.K55]" office:value-type="string" office:string-value="PredmetyVeSkupine|3|cid_studijni_skupina|0|Integer||0||studijniskupina|id_studijni_skupina" calcext:value-type="string">
            <text:p>PredmetyVeSkupine|3|cid_studijni_skupina|0|Integer||0||studijniskupina|id_studijni_skupina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studijni_skup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ijniskupina</text:p>
          </table:table-cell>
          <table:table-cell office:value-type="string" calcext:value-type="string">
            <text:p>id_studijni_skupina</text:p>
          </table:table-cell>
        </table:table-row>
        <table:table-row table:style-name="ro1">
          <table:table-cell table:formula="of:=[.B56]&amp;&quot;|&quot;&amp;[.C56]&amp;&quot;|&quot;&amp;[.D56]&amp;&quot;|&quot;&amp;[.E56]&amp;&quot;|&quot;&amp;[.F56]&amp;&quot;|&quot;&amp;[.G56]&amp;&quot;|&quot;&amp;[.H56]&amp;&quot;|&quot;&amp;[.I56]&amp;&quot;|&quot;&amp;[.J56]&amp;&quot;|&quot;&amp;[.K56]" office:value-type="string" office:string-value="ZamestnanciUPredmetu|1|id_zamestnanci_u_predmetu|1|serial|Vlastní klíč; slouží k párování s ostatními třídami.|0|||" calcext:value-type="string">
            <text:p>ZamestnanciUPredmetu|1|id_zamestnanci_u_predmetu|1|serial|Vlastní klíč; slouží k párování s ostatními třídami.|0|||</text:p>
          </table:table-cell>
          <table:table-cell office:value-type="string" calcext:value-type="string">
            <text:p>ZamestnanciU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ci_u_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7]&amp;&quot;|&quot;&amp;[.C57]&amp;&quot;|&quot;&amp;[.D57]&amp;&quot;|&quot;&amp;[.E57]&amp;&quot;|&quot;&amp;[.F57]&amp;&quot;|&quot;&amp;[.G57]&amp;&quot;|&quot;&amp;[.H57]&amp;&quot;|&quot;&amp;[.I57]&amp;&quot;|&quot;&amp;[.J57]&amp;&quot;|&quot;&amp;[.K57]" office:value-type="string" office:string-value="ZamestnanciUPredmetu|2|cid_predmet|0|Integer||0||predmet|id_predmet" calcext:value-type="string">
            <text:p>ZamestnanciUPredmetu|2|cid_predmet|0|Integer||0||predmet|id_predmet</text:p>
          </table:table-cell>
          <table:table-cell office:value-type="string" calcext:value-type="string">
            <text:p>ZamestnanciUPredm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58]&amp;&quot;|&quot;&amp;[.C58]&amp;&quot;|&quot;&amp;[.D58]&amp;&quot;|&quot;&amp;[.E58]&amp;&quot;|&quot;&amp;[.F58]&amp;&quot;|&quot;&amp;[.G58]&amp;&quot;|&quot;&amp;[.H58]&amp;&quot;|&quot;&amp;[.I58]&amp;&quot;|&quot;&amp;[.J58]&amp;&quot;|&quot;&amp;[.K58]" office:value-type="string" office:string-value="ZamestnanciUPredmetu|3|cid_zamestnanec|0|Integer||0||zamestnanec|id_zamestnanec" calcext:value-type="string">
            <text:p>ZamestnanciUPredmetu|3|cid_zamestnanec|0|Integer||0||zamestnanec|id_zamestnanec</text:p>
          </table:table-cell>
          <table:table-cell office:value-type="string" calcext:value-type="string">
            <text:p>ZamestnanciUPredme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59]&amp;&quot;|&quot;&amp;[.C59]&amp;&quot;|&quot;&amp;[.D59]&amp;&quot;|&quot;&amp;[.E59]&amp;&quot;|&quot;&amp;[.F59]&amp;&quot;|&quot;&amp;[.G59]&amp;&quot;|&quot;&amp;[.H59]&amp;&quot;|&quot;&amp;[.I59]&amp;&quot;|&quot;&amp;[.J59]&amp;&quot;|&quot;&amp;[.K59]" office:value-type="string" office:string-value="ZamestnanciUPredmetu|4|prednaska|0|boolean||0|||" calcext:value-type="string">
            <text:p>ZamestnanciUPredmetu|4|prednaska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0]&amp;&quot;|&quot;&amp;[.C60]&amp;&quot;|&quot;&amp;[.D60]&amp;&quot;|&quot;&amp;[.E60]&amp;&quot;|&quot;&amp;[.F60]&amp;&quot;|&quot;&amp;[.G60]&amp;&quot;|&quot;&amp;[.H60]&amp;&quot;|&quot;&amp;[.I60]&amp;&quot;|&quot;&amp;[.J60]&amp;&quot;|&quot;&amp;[.K60]" office:value-type="string" office:string-value="ZamestnanciUPredmetu|5|seminar|0|boolean||0|||" calcext:value-type="string">
            <text:p>ZamestnanciUPredmetu|5|seminar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1]&amp;&quot;|&quot;&amp;[.C61]&amp;&quot;|&quot;&amp;[.D61]&amp;&quot;|&quot;&amp;[.E61]&amp;&quot;|&quot;&amp;[.F61]&amp;&quot;|&quot;&amp;[.G61]&amp;&quot;|&quot;&amp;[.H61]&amp;&quot;|&quot;&amp;[.I61]&amp;&quot;|&quot;&amp;[.J61]&amp;&quot;|&quot;&amp;[.K61]" office:value-type="string" office:string-value="ZamestnanciUPredmetu|6|cviceni|0|boolean||0|||" calcext:value-type="string">
            <text:p>ZamestnanciUPredmetu|6|cviceni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2]&amp;&quot;|&quot;&amp;[.C62]&amp;&quot;|&quot;&amp;[.D62]&amp;&quot;|&quot;&amp;[.E62]&amp;&quot;|&quot;&amp;[.F62]&amp;&quot;|&quot;&amp;[.G62]&amp;&quot;|&quot;&amp;[.H62]&amp;&quot;|&quot;&amp;[.I62]&amp;&quot;|&quot;&amp;[.J62]&amp;&quot;|&quot;&amp;[.K62]" office:value-type="string" office:string-value="PracovniBody|1|id_pracovni_body|1|serial|Vlastní klíč; slouží k párování s ostatními třídami.|0|||" calcext:value-type="string">
            <text:p>PracovniBody|1|id_pracovni_body|1|serial|Vlastní klíč; slouží k párování s ostatními třídami.|0|||</text:p>
          </table:table-cell>
          <table:table-cell office:value-type="string" calcext:value-type="string">
            <text:p>Pracovni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3]&amp;&quot;|&quot;&amp;[.C63]&amp;&quot;|&quot;&amp;[.D63]&amp;&quot;|&quot;&amp;[.E63]&amp;&quot;|&quot;&amp;[.F63]&amp;&quot;|&quot;&amp;[.G63]&amp;&quot;|&quot;&amp;[.H63]&amp;&quot;|&quot;&amp;[.I63]&amp;&quot;|&quot;&amp;[.J63]&amp;&quot;|&quot;&amp;[.K63]" office:value-type="string" office:string-value="PracovniBody|2|typ|0|varchar(50)||0|||" calcext:value-type="string">
            <text:p>PracovniBody|2|typ|0|varchar(50)||0|||</text:p>
          </table:table-cell>
          <table:table-cell office:value-type="string" calcext:value-type="string">
            <text:p>Pracovni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4]&amp;&quot;|&quot;&amp;[.C64]&amp;&quot;|&quot;&amp;[.D64]&amp;&quot;|&quot;&amp;[.E64]&amp;&quot;|&quot;&amp;[.F64]&amp;&quot;|&quot;&amp;[.G64]&amp;&quot;|&quot;&amp;[.H64]&amp;&quot;|&quot;&amp;[.I64]&amp;&quot;|&quot;&amp;[.J64]&amp;&quot;|&quot;&amp;[.K64]" office:value-type="string" office:string-value="PracovniBody|3|jazyk|0|varchar(20)||0|||" calcext:value-type="string">
            <text:p>PracovniBody|3|jazyk|0|varchar(20)||0|||</text:p>
          </table:table-cell>
          <table:table-cell office:value-type="string" calcext:value-type="string">
            <text:p>PracovniBo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5]&amp;&quot;|&quot;&amp;[.C65]&amp;&quot;|&quot;&amp;[.D65]&amp;&quot;|&quot;&amp;[.E65]&amp;&quot;|&quot;&amp;[.F65]&amp;&quot;|&quot;&amp;[.G65]&amp;&quot;|&quot;&amp;[.H65]&amp;&quot;|&quot;&amp;[.I65]&amp;&quot;|&quot;&amp;[.J65]&amp;&quot;|&quot;&amp;[.K65]" office:value-type="string" office:string-value="PracovniBody|4|pracovni_body|0|double precision||0|||" calcext:value-type="string">
            <text:p>PracovniBody|4|pracovni_body|0|double precision||0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počáteční stavy" table:style-name="ta1">
        <table:table-column table:style-name="co9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1" table:default-cell-style-name="Default"/>
        <table:table-row table:style-name="ro1">
          <table:table-cell/>
          <table:table-cell office:value-type="string" calcext:value-type="string">
            <text:p>class_name</text:p>
          </table:table-cell>
          <table:table-cell office:value-type="string" calcext:value-type="string">
            <text:p>atr_num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val6</text:p>
          </table:table-cell>
          <table:table-cell office:value-type="string" calcext:value-type="string">
            <text:p>val7</text:p>
          </table:table-cell>
          <table:table-cell office:value-type="string" calcext:value-type="string">
            <text:p>val8</text:p>
          </table:table-cell>
          <table:table-cell office:value-type="string" calcext:value-type="string">
            <text:p>val9</text:p>
          </table:table-cell>
          <table:table-cell office:value-type="string" calcext:value-type="string">
            <text:p>val10</text:p>
          </table:table-cell>
          <table:table-cell office:value-type="string" calcext:value-type="string">
            <text:p>val11</text:p>
          </table:table-cell>
          <table:table-cell office:value-type="string" calcext:value-type="string">
            <text:p>val12</text:p>
          </table:table-cell>
          <table:table-cell office:value-type="string" calcext:value-type="string">
            <text:p>val13</text:p>
          </table:table-cell>
          <table:table-cell office:value-type="string" calcext:value-type="string">
            <text:p>val14</text:p>
          </table:table-cell>
          <table:table-cell office:value-type="string" calcext:value-type="string">
            <text:p>val15</text:p>
          </table:table-cell>
          <table:table-cell office:value-type="string" calcext:value-type="string">
            <text:p>val16</text:p>
          </table:table-cell>
          <table:table-cell office:value-type="string" calcext:value-type="string">
            <text:p>val17</text:p>
          </table:table-cell>
          <table:table-cell office:value-type="string" calcext:value-type="string">
            <text:p>val18</text:p>
          </table:table-cell>
        </table:table-row>
        <table:table-row table:style-name="ro2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&amp;&quot;|&quot;&amp;[.L2]&amp;&quot;|&quot;&amp;[.M2]&amp;&quot;|&quot;&amp;[.N2]&amp;&quot;|&quot;&amp;[.O2]&amp;&quot;|&quot;&amp;[.P2]&amp;&quot;|&quot;&amp;[.Q2]&amp;&quot;|&quot;&amp;[.R2]&amp;&quot;|&quot;&amp;[.S2]&amp;&quot;|&quot;&amp;[.T2]&amp;&quot;|&quot;&amp;[.U2]&amp;&quot;|&quot;&amp;[.V2]&amp;&quot;|&quot;&amp;[.W2]" office:value-type="string" office:string-value="Predmet|18|1|'AK8PO'|'Pokročilé programování '|15|0|0|14|'český'|'kombinované'|1|'LS'|3|999|24|21|'seminář'|''|'přednáška'||" calcext:value-type="string">
            <text:p>Predmet|18|1|'AK8PO'|'Pokročilé programování '|15|0|0|14|'český'|'kombinované'|1|'LS'|3|999|24|21|'seminář'|''|'přednáška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PO'</text:p>
          </table:table-cell>
          <table:table-cell table:style-name="ce3" office:value-type="string" calcext:value-type="string">
            <text:p>'Pokročilé programování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</table:table-row>
        <table:table-row table:style-name="ro2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&amp;&quot;|&quot;&amp;[.L3]&amp;&quot;|&quot;&amp;[.M3]&amp;&quot;|&quot;&amp;[.N3]&amp;&quot;|&quot;&amp;[.O3]&amp;&quot;|&quot;&amp;[.P3]&amp;&quot;|&quot;&amp;[.Q3]&amp;&quot;|&quot;&amp;[.R3]&amp;&quot;|&quot;&amp;[.S3]&amp;&quot;|&quot;&amp;[.T3]&amp;&quot;|&quot;&amp;[.U3]&amp;&quot;|&quot;&amp;[.V3]&amp;&quot;|&quot;&amp;[.W3]" office:value-type="string" office:string-value="Predmet|18|1|'AK8MI'|'Matematická informatika '|15|0|0|14|'český'|'kombinované'|1|'LS'|3|999|24|21|''|'přednáška'|''||" calcext:value-type="string">
            <text:p>Predmet|18|1|'AK8MI'|'Matematická informatika '|15|0|0|14|'český'|'kombinované'|1|'LS'|3|999|24|21|''|'přednáška'|'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MI'</text:p>
          </table:table-cell>
          <table:table-cell table:style-name="ce3" office:value-type="string" calcext:value-type="string">
            <text:p>'Matematická informatika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&amp;&quot;|&quot;&amp;[.L4]&amp;&quot;|&quot;&amp;[.M4]&amp;&quot;|&quot;&amp;[.N4]&amp;&quot;|&quot;&amp;[.O4]&amp;&quot;|&quot;&amp;[.P4]&amp;&quot;|&quot;&amp;[.Q4]&amp;&quot;|&quot;&amp;[.R4]&amp;&quot;|&quot;&amp;[.S4]&amp;&quot;|&quot;&amp;[.T4]&amp;&quot;|&quot;&amp;[.U4]&amp;&quot;|&quot;&amp;[.V4]&amp;&quot;|&quot;&amp;[.W4]" office:value-type="string" office:string-value="Zamestnanec|9|1|'Pavel'|'Vařacha'|'605605605'|'777777777'|'varacha@utb.cz'|'varacha@neutb.cz'|False|1|||||||||||" calcext:value-type="string">
            <text:p>Zamestnanec|9|1|'Pavel'|'Vařacha'|'605605605'|'777777777'|'varacha@utb.cz'|'varacha@neutb.cz'|False|1||||||||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avel'</text:p>
          </table:table-cell>
          <table:table-cell office:value-type="string" calcext:value-type="string">
            <text:p>'Vařacha'</text:p>
          </table:table-cell>
          <table:table-cell office:value-type="string" calcext:value-type="string">
            <text:p>'605605605'</text:p>
          </table:table-cell>
          <table:table-cell office:value-type="string" calcext:value-type="string">
            <text:p>'777777777'</text:p>
          </table:table-cell>
          <table:table-cell office:value-type="string" calcext:value-type="string">
            <text:p>'varacha@utb.cz'</text:p>
          </table:table-cell>
          <table:table-cell office:value-type="string" calcext:value-type="string">
            <text:p>'varacha@neutb.cz'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&amp;&quot;|&quot;&amp;[.L5]&amp;&quot;|&quot;&amp;[.M5]&amp;&quot;|&quot;&amp;[.N5]&amp;&quot;|&quot;&amp;[.O5]&amp;&quot;|&quot;&amp;[.P5]&amp;&quot;|&quot;&amp;[.Q5]&amp;&quot;|&quot;&amp;[.R5]&amp;&quot;|&quot;&amp;[.S5]&amp;&quot;|&quot;&amp;[.T5]&amp;&quot;|&quot;&amp;[.U5]&amp;&quot;|&quot;&amp;[.V5]&amp;&quot;|&quot;&amp;[.W5]" office:value-type="string" office:string-value="StudijniSkupina|7|1|'K4KYB '|'Kybernetická bezpečnost'|'kombinované'|1|'LS'|123|||||||||||||" calcext:value-type="string">
            <text:p>StudijniSkupina|7|1|'K4KYB '|'Kybernetická bezpečnost'|'kombinované'|1|'LS'|123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KYB '</text:p>
          </table:table-cell>
          <table:table-cell office:value-type="string" calcext:value-type="string">
            <text:p>'Kybernetická bezpečnost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2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&amp;&quot;|&quot;&amp;[.L6]&amp;&quot;|&quot;&amp;[.M6]&amp;&quot;|&quot;&amp;[.N6]&amp;&quot;|&quot;&amp;[.O6]&amp;&quot;|&quot;&amp;[.P6]&amp;&quot;|&quot;&amp;[.Q6]&amp;&quot;|&quot;&amp;[.R6]&amp;&quot;|&quot;&amp;[.S6]&amp;&quot;|&quot;&amp;[.T6]&amp;&quot;|&quot;&amp;[.U6]&amp;&quot;|&quot;&amp;[.V6]&amp;&quot;|&quot;&amp;[.W6]" office:value-type="string" office:string-value="StudijniSkupina|7|1|'K4IIN '|'Inženýrská informatika'|'kombinované'|1|'LS'|76|||||||||||||" calcext:value-type="string">
            <text:p>StudijniSkupina|7|1|'K4IIN '|'Inženýrská informatika'|'kombinované'|1|'LS'|76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IIN '</text:p>
          </table:table-cell>
          <table:table-cell office:value-type="string" calcext:value-type="string">
            <text:p>'Inženýrská informatika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&amp;&quot;|&quot;&amp;[.L7]&amp;&quot;|&quot;&amp;[.M7]&amp;&quot;|&quot;&amp;[.N7]&amp;&quot;|&quot;&amp;[.O7]&amp;&quot;|&quot;&amp;[.P7]&amp;&quot;|&quot;&amp;[.Q7]&amp;&quot;|&quot;&amp;[.R7]&amp;&quot;|&quot;&amp;[.S7]&amp;&quot;|&quot;&amp;[.T7]&amp;&quot;|&quot;&amp;[.U7]&amp;&quot;|&quot;&amp;[.V7]&amp;&quot;|&quot;&amp;[.W7]" office:value-type="string" office:string-value="PredmetyVeSkupine|3|1|1|1|||||||||||||||||" calcext:value-type="string">
            <text:p>PredmetyVeSkupine|3|1|1|1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&amp;&quot;|&quot;&amp;[.L8]&amp;&quot;|&quot;&amp;[.M8]&amp;&quot;|&quot;&amp;[.N8]&amp;&quot;|&quot;&amp;[.O8]&amp;&quot;|&quot;&amp;[.P8]&amp;&quot;|&quot;&amp;[.Q8]&amp;&quot;|&quot;&amp;[.R8]&amp;&quot;|&quot;&amp;[.S8]&amp;&quot;|&quot;&amp;[.T8]&amp;&quot;|&quot;&amp;[.U8]&amp;&quot;|&quot;&amp;[.V8]&amp;&quot;|&quot;&amp;[.W8]" office:value-type="string" office:string-value="PredmetyVeSkupine|3|2|1|2|||||||||||||||||" calcext:value-type="string">
            <text:p>PredmetyVeSkupine|3|2|1|2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&amp;&quot;|&quot;&amp;[.L9]&amp;&quot;|&quot;&amp;[.M9]&amp;&quot;|&quot;&amp;[.N9]&amp;&quot;|&quot;&amp;[.O9]&amp;&quot;|&quot;&amp;[.P9]&amp;&quot;|&quot;&amp;[.Q9]&amp;&quot;|&quot;&amp;[.R9]&amp;&quot;|&quot;&amp;[.S9]&amp;&quot;|&quot;&amp;[.T9]&amp;&quot;|&quot;&amp;[.U9]&amp;&quot;|&quot;&amp;[.V9]&amp;&quot;|&quot;&amp;[.W9]" office:value-type="string" office:string-value="PracovniBody|4|1|'přednáška'|'český'|1.8||||||||||||||||" calcext:value-type="string">
            <text:p>PracovniBody|4|1|'přednáška'|'čes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&amp;&quot;|&quot;&amp;[.L10]&amp;&quot;|&quot;&amp;[.M10]&amp;&quot;|&quot;&amp;[.N10]&amp;&quot;|&quot;&amp;[.O10]&amp;&quot;|&quot;&amp;[.P10]&amp;&quot;|&quot;&amp;[.Q10]&amp;&quot;|&quot;&amp;[.R10]&amp;&quot;|&quot;&amp;[.S10]&amp;&quot;|&quot;&amp;[.T10]&amp;&quot;|&quot;&amp;[.U10]&amp;&quot;|&quot;&amp;[.V10]&amp;&quot;|&quot;&amp;[.W10]" office:value-type="string" office:string-value="PracovniBody|4|2|'cvičení'|'český'|1.2||||||||||||||||" calcext:value-type="string">
            <text:p>PracovniBody|4|2|'cvičení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&amp;&quot;|&quot;&amp;[.L11]&amp;&quot;|&quot;&amp;[.M11]&amp;&quot;|&quot;&amp;[.N11]&amp;&quot;|&quot;&amp;[.O11]&amp;&quot;|&quot;&amp;[.P11]&amp;&quot;|&quot;&amp;[.Q11]&amp;&quot;|&quot;&amp;[.R11]&amp;&quot;|&quot;&amp;[.S11]&amp;&quot;|&quot;&amp;[.T11]&amp;&quot;|&quot;&amp;[.U11]&amp;&quot;|&quot;&amp;[.V11]&amp;&quot;|&quot;&amp;[.W11]" office:value-type="string" office:string-value="PracovniBody|4|3|'seminář'|'český'|1.2||||||||||||||||" calcext:value-type="string">
            <text:p>PracovniBody|4|3|'seminář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&amp;&quot;|&quot;&amp;[.L12]&amp;&quot;|&quot;&amp;[.M12]&amp;&quot;|&quot;&amp;[.N12]&amp;&quot;|&quot;&amp;[.O12]&amp;&quot;|&quot;&amp;[.P12]&amp;&quot;|&quot;&amp;[.Q12]&amp;&quot;|&quot;&amp;[.R12]&amp;&quot;|&quot;&amp;[.S12]&amp;&quot;|&quot;&amp;[.T12]&amp;&quot;|&quot;&amp;[.U12]&amp;&quot;|&quot;&amp;[.V12]&amp;&quot;|&quot;&amp;[.W12]" office:value-type="string" office:string-value="PracovniBody|4|4|'přednáška'|'anglický'|2.4||||||||||||||||" calcext:value-type="string">
            <text:p>PracovniBody|4|4|'přednáška'|'anglický'|2.4||||||||||||||||</text:p>
          </table:table-cell>
          <table:table-cell office:value-type="string" calcext:value-type="string">
            <text:p>PracovniBod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2.4</text:p>
          </table:table-cell>
          <table:table-cell table:number-columns-repeated="14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&amp;&quot;|&quot;&amp;[.L13]&amp;&quot;|&quot;&amp;[.M13]&amp;&quot;|&quot;&amp;[.N13]&amp;&quot;|&quot;&amp;[.O13]&amp;&quot;|&quot;&amp;[.P13]&amp;&quot;|&quot;&amp;[.Q13]&amp;&quot;|&quot;&amp;[.R13]&amp;&quot;|&quot;&amp;[.S13]&amp;&quot;|&quot;&amp;[.T13]&amp;&quot;|&quot;&amp;[.U13]&amp;&quot;|&quot;&amp;[.V13]&amp;&quot;|&quot;&amp;[.W13]" office:value-type="string" office:string-value="PracovniBody|4|5|'cvičení'|'anglický'|1.8||||||||||||||||" calcext:value-type="string">
            <text:p>PracovniBody|4|5|'cvičení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&amp;&quot;|&quot;&amp;[.L14]&amp;&quot;|&quot;&amp;[.M14]&amp;&quot;|&quot;&amp;[.N14]&amp;&quot;|&quot;&amp;[.O14]&amp;&quot;|&quot;&amp;[.P14]&amp;&quot;|&quot;&amp;[.Q14]&amp;&quot;|&quot;&amp;[.R14]&amp;&quot;|&quot;&amp;[.S14]&amp;&quot;|&quot;&amp;[.T14]&amp;&quot;|&quot;&amp;[.U14]&amp;&quot;|&quot;&amp;[.V14]&amp;&quot;|&quot;&amp;[.W14]" office:value-type="string" office:string-value="PracovniBody|4|6|'seminář'|'anglický'|1.8||||||||||||||||" calcext:value-type="string">
            <text:p>PracovniBody|4|6|'seminář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&amp;&quot;|&quot;&amp;[.L15]&amp;&quot;|&quot;&amp;[.M15]&amp;&quot;|&quot;&amp;[.N15]&amp;&quot;|&quot;&amp;[.O15]&amp;&quot;|&quot;&amp;[.P15]&amp;&quot;|&quot;&amp;[.Q15]&amp;&quot;|&quot;&amp;[.R15]&amp;&quot;|&quot;&amp;[.S15]&amp;&quot;|&quot;&amp;[.T15]&amp;&quot;|&quot;&amp;[.U15]&amp;&quot;|&quot;&amp;[.V15]&amp;&quot;|&quot;&amp;[.W15]" office:value-type="string" office:string-value="PracovniBody|4|7|'zápočet'|'český'|0.2||||||||||||||||" calcext:value-type="string">
            <text:p>PracovniBody|4|7|'zápočet'|'čes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&amp;&quot;|&quot;&amp;[.L16]&amp;&quot;|&quot;&amp;[.M16]&amp;&quot;|&quot;&amp;[.N16]&amp;&quot;|&quot;&amp;[.O16]&amp;&quot;|&quot;&amp;[.P16]&amp;&quot;|&quot;&amp;[.Q16]&amp;&quot;|&quot;&amp;[.R16]&amp;&quot;|&quot;&amp;[.S16]&amp;&quot;|&quot;&amp;[.T16]&amp;&quot;|&quot;&amp;[.U16]&amp;&quot;|&quot;&amp;[.V16]&amp;&quot;|&quot;&amp;[.W16]" office:value-type="string" office:string-value="PracovniBody|4|8|'klasifikovaný zápočet'|'český'|0.3||||||||||||||||" calcext:value-type="string">
            <text:p>PracovniBody|4|8|'klasifikovaný zápočet'|'čes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&amp;&quot;|&quot;&amp;[.L17]&amp;&quot;|&quot;&amp;[.M17]&amp;&quot;|&quot;&amp;[.N17]&amp;&quot;|&quot;&amp;[.O17]&amp;&quot;|&quot;&amp;[.P17]&amp;&quot;|&quot;&amp;[.Q17]&amp;&quot;|&quot;&amp;[.R17]&amp;&quot;|&quot;&amp;[.S17]&amp;&quot;|&quot;&amp;[.T17]&amp;&quot;|&quot;&amp;[.U17]&amp;&quot;|&quot;&amp;[.V17]&amp;&quot;|&quot;&amp;[.W17]" office:value-type="string" office:string-value="PracovniBody|4|9|'zkouška'|'český'|0.4||||||||||||||||" calcext:value-type="string">
            <text:p>PracovniBody|4|9|'zkouška'|'čes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&amp;&quot;|&quot;&amp;[.L18]&amp;&quot;|&quot;&amp;[.M18]&amp;&quot;|&quot;&amp;[.N18]&amp;&quot;|&quot;&amp;[.O18]&amp;&quot;|&quot;&amp;[.P18]&amp;&quot;|&quot;&amp;[.Q18]&amp;&quot;|&quot;&amp;[.R18]&amp;&quot;|&quot;&amp;[.S18]&amp;&quot;|&quot;&amp;[.T18]&amp;&quot;|&quot;&amp;[.U18]&amp;&quot;|&quot;&amp;[.V18]&amp;&quot;|&quot;&amp;[.W18]" office:value-type="string" office:string-value="PracovniBody|4|10|'zápočet'|'anglický'|0.2||||||||||||||||" calcext:value-type="string">
            <text:p>PracovniBody|4|10|'zápočet'|'anglic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&amp;&quot;|&quot;&amp;[.L19]&amp;&quot;|&quot;&amp;[.M19]&amp;&quot;|&quot;&amp;[.N19]&amp;&quot;|&quot;&amp;[.O19]&amp;&quot;|&quot;&amp;[.P19]&amp;&quot;|&quot;&amp;[.Q19]&amp;&quot;|&quot;&amp;[.R19]&amp;&quot;|&quot;&amp;[.S19]&amp;&quot;|&quot;&amp;[.T19]&amp;&quot;|&quot;&amp;[.U19]&amp;&quot;|&quot;&amp;[.V19]&amp;&quot;|&quot;&amp;[.W19]" office:value-type="string" office:string-value="PracovniBody|4|11|'klasifikovaný zápočet'|'anglický'|0.3||||||||||||||||" calcext:value-type="string">
            <text:p>PracovniBody|4|11|'klasifikovaný zápočet'|'anglic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&amp;&quot;|&quot;&amp;[.L20]&amp;&quot;|&quot;&amp;[.M20]&amp;&quot;|&quot;&amp;[.N20]&amp;&quot;|&quot;&amp;[.O20]&amp;&quot;|&quot;&amp;[.P20]&amp;&quot;|&quot;&amp;[.Q20]&amp;&quot;|&quot;&amp;[.R20]&amp;&quot;|&quot;&amp;[.S20]&amp;&quot;|&quot;&amp;[.T20]&amp;&quot;|&quot;&amp;[.U20]&amp;&quot;|&quot;&amp;[.V20]&amp;&quot;|&quot;&amp;[.W20]" office:value-type="string" office:string-value="PracovniBody|4|12|'zkouška'|'anglický'|0.4||||||||||||||||" calcext:value-type="string">
            <text:p>PracovniBody|4|12|'zkouška'|'anglic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&amp;&quot;|&quot;&amp;[.L21]&amp;&quot;|&quot;&amp;[.M21]&amp;&quot;|&quot;&amp;[.N21]&amp;&quot;|&quot;&amp;[.O21]&amp;&quot;|&quot;&amp;[.P21]&amp;&quot;|&quot;&amp;[.Q21]&amp;&quot;|&quot;&amp;[.R21]&amp;&quot;|&quot;&amp;[.S21]&amp;&quot;|&quot;&amp;[.T21]&amp;&quot;|&quot;&amp;[.U21]&amp;&quot;|&quot;&amp;[.V21]&amp;&quot;|&quot;&amp;[.W21]" office:value-type="string" office:string-value="ZamestnanciUPredmetu|6|1|1|1|true|true|true||||||||||||||" calcext:value-type="string">
            <text:p>ZamestnanciUPredmetu|6|1|1|1|true|true|true|||||||||||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atributy.A1:atributy.K4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 style:data-style-name="N2" text:time-value="17:42:29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8:00:07.644000000</meta:creation-date>
    <dc:date>2021-04-13T23:18:49.382000000</dc:date>
    <meta:editing-duration>PT28M2S</meta:editing-duration>
    <meta:editing-cycles>8</meta:editing-cycles>
    <meta:generator>LibreOffice/7.1.1.2$Windows_X86_64 LibreOffice_project/fe0b08f4af1bacafe4c7ecc87ce55bb426164676</meta:generator>
    <meta:document-statistic meta:table-count="3" meta:cell-count="721" meta:object-count="0"/>
  </office:meta>
</office:document-meta>
</file>